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6.1535in" fo:margin-left="0in" fo:margin-right="-0.0111in" table:align="margins"/>
    </style:style>
    <style:style style:name="Таблица1.A" style:family="table-column">
      <style:table-column-properties style:column-width="5.6403in" style:rel-column-width="22882*"/>
    </style:style>
    <style:style style:name="Таблица1.B" style:family="table-column">
      <style:table-column-properties style:column-width="0.9597in" style:rel-column-width="3893*"/>
    </style:style>
    <style:style style:name="Таблица1.C" style:family="table-column">
      <style:table-column-properties style:column-width="0.9785in" style:rel-column-width="3969*"/>
    </style:style>
    <style:style style:name="Таблица1.D" style:family="table-column">
      <style:table-column-properties style:column-width="0.3569in" style:rel-column-width="1448*"/>
    </style:style>
    <style:style style:name="Таблица1.V" style:family="table-column">
      <style:table-column-properties style:column-width="0.3597in" style:rel-column-width="1459*"/>
    </style:style>
    <style:style style:name="Таблица1.a" style:family="table-column">
      <style:table-column-properties style:column-width="0.3611in" style:rel-column-width="1465*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45062336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44636672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42309856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44621584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42202784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4420576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4460600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42023408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44645776">
          <text:insertion>
            <office:change-info>
              <dc:creator>Unknown Author</dc:creator>
              <dc:date>2015-02-06T19:29:00</dc:date>
            </office:change-info>
          </text:insertion>
        </text:changed-region>
        <text:changed-region text:id="ct752616768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333892544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261204688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261128512">
          <text:insertion>
            <office:change-info>
              <dc:creator>Unknown Author</dc:creator>
              <dc:date>2014-12-03T18:02:00</dc:date>
            </office:change-info>
          </text:insertion>
        </text:changed-region>
        <text:changed-region text:id="ct43975280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333519344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44842624">
          <text:insertion>
            <office:change-info>
              <dc:creator>Unknown Author</dc:creator>
              <dc:date>2015-03-25T13:23:00</dc:date>
            </office:change-info>
          </text:insertion>
        </text:changed-region>
        <text:changed-region text:id="ct333959824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333959920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593838608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593838960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33939328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261204048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4480340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42446352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440708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408235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9395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0507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932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9390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22153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471840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501555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46476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049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3370172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11088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112809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3370198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26110843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3379432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33794992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4"/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1">Суточный лист врачебных назначений на <text:change-start text:change-id="ct45062336"/><text:span text:style-name="T13">getData('listDate')</text:span><text:change-end text:change-id="ct45062336"/></text:p>
      <text:p text:style-name="Standard"><text:span text:style-name="T10">ФИО пациента: </text:span><text:bookmark-start text:name="DDE_LINK1"/><text:change-start text:change-id="ct44636672"/><text:span text:style-name="T11">getData('patientName')</text:span><text:bookmark-end text:name="DDE_LINK1"/><text:change-end text:change-id="ct44636672"/></text:p>
      <text:p text:style-name="Standard"><text:span text:style-name="T10">Возраст: </text:span><text:change-start text:change-id="ct42309856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42309856"/><text:span text:style-name="T20"> </text:span><text:span text:style-name="T12">(</text:span><text:change-start text:change-id="ct44621584"/><text:span text:style-name="T14">formatDate('patientBirthDate'</text:span><text:span text:style-name="T15">)</text:span><text:change-end text:change-id="ct44621584"/><text:span text:style-name="T16">), </text:span><text:span text:style-name="T17">Рост: </text:span><text:change-start text:change-id="ct42202784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42202784"/><text:span text:style-name="T19">, Вес: </text:span><text:change-start text:change-id="ct44205760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44205760"/><text:span text:style-name="T18">, BSA: </text:span><text:change-start text:change-id="ct44606000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44606000"/><text:span text:style-name="T18">, Группа крови: </text:span><text:change-start text:change-id="ct42023408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42023408"/><text:span text:style-name="T18">, Установленный клинический диагноз: </text:span><text:change-start text:change-id="ct44645776"/><text:span text:style-name="T18">getData('mainDiag')</text:span><text:change-end text:change-id="ct44645776"/><text:span text:style-name="T18">, Койка: </text:span><text:change-start text:change-id="ct752616768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752616768"/><text:span text:style-name="T18">.</text:span></text:p>
      <text:p text:style-name="P2"/>
      <text:section text:style-name="Sect1" text:name="Группа назначений1">
        <text:p text:style-name="P3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18"/>
          <table:table-column table:style-name="Таблица1.V"/>
          <table:table-column table:style-name="Таблица1.D" table:number-columns-repeated="3"/>
          <table:table-column table:style-name="Таблица1.V"/>
          <table:table-column table:style-name="Таблица1.a"/>
          <table:table-header-rows>
            <table:table-row>
              <table:table-cell table:style-name="Таблица1.A1" table:number-columns-spanned="27" office:value-type="string">
                <text:p text:style-name="P8"><text:change-start text:change-id="ct333892544"/><text:span text:style-name="T1">getData('name', group)</text:span><text:change-end text:change-id="ct333892544"/><office:annotation><dc:creator>alex </dc:creator><dc:date>2014-02-26T11:24:12</dc:date><text:p text:style-name="P9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6">Наименование</text:p>
            </table:table-cell>
            <table:table-cell table:style-name="Таблица1.A2" office:value-type="string">
              <text:p text:style-name="P6">v,мл/ч</text:p>
            </table:table-cell>
            <table:table-cell table:style-name="Таблица1.A2" office:value-type="string">
              <text:p text:style-name="P6">Примечание</text:p>
            </table:table-cell>
            <table:table-cell table:style-name="Таблица1.D2" office:value-type="float" office:value="9">
              <text:p text:style-name="P7">9</text:p>
            </table:table-cell>
            <table:table-cell table:style-name="Таблица1.D2" office:value-type="float" office:value="10">
              <text:p text:style-name="P7">10</text:p>
            </table:table-cell>
            <table:table-cell table:style-name="Таблица1.D2" office:value-type="float" office:value="11">
              <text:p text:style-name="P7">11</text:p>
            </table:table-cell>
            <table:table-cell table:style-name="Таблица1.D2" office:value-type="float" office:value="12">
              <text:p text:style-name="P7">12</text:p>
            </table:table-cell>
            <table:table-cell table:style-name="Таблица1.D2" office:value-type="float" office:value="13">
              <text:p text:style-name="P7">13</text:p>
            </table:table-cell>
            <table:table-cell table:style-name="Таблица1.D2" office:value-type="float" office:value="14">
              <text:p text:style-name="P7">14</text:p>
            </table:table-cell>
            <table:table-cell table:style-name="Таблица1.D2" office:value-type="float" office:value="15">
              <text:p text:style-name="P7">15</text:p>
            </table:table-cell>
            <table:table-cell table:style-name="Таблица1.D2" office:value-type="float" office:value="16">
              <text:p text:style-name="P7">16</text:p>
            </table:table-cell>
            <table:table-cell table:style-name="Таблица1.D2" office:value-type="float" office:value="17">
              <text:p text:style-name="P7">17</text:p>
            </table:table-cell>
            <table:table-cell table:style-name="Таблица1.D2" office:value-type="float" office:value="18">
              <text:p text:style-name="P7">18</text:p>
            </table:table-cell>
            <table:table-cell table:style-name="Таблица1.D2" office:value-type="float" office:value="19">
              <text:p text:style-name="P7">19</text:p>
            </table:table-cell>
            <table:table-cell table:style-name="Таблица1.D2" office:value-type="float" office:value="20">
              <text:p text:style-name="P7">20</text:p>
            </table:table-cell>
            <table:table-cell table:style-name="Таблица1.D2" office:value-type="float" office:value="21">
              <text:p text:style-name="P7">21</text:p>
            </table:table-cell>
            <table:table-cell table:style-name="Таблица1.D2" office:value-type="float" office:value="22">
              <text:p text:style-name="P7">22</text:p>
            </table:table-cell>
            <table:table-cell table:style-name="Таблица1.D2" office:value-type="float" office:value="23">
              <text:p text:style-name="P7">23</text:p>
            </table:table-cell>
            <table:table-cell table:style-name="Таблица1.D2" office:value-type="float" office:value="24">
              <text:p text:style-name="P7">24</text:p>
            </table:table-cell>
            <table:table-cell table:style-name="Таблица1.D2" office:value-type="float" office:value="1">
              <text:p text:style-name="P7">1</text:p>
            </table:table-cell>
            <table:table-cell table:style-name="Таблица1.D2" office:value-type="float" office:value="2">
              <text:p text:style-name="P7">2</text:p>
            </table:table-cell>
            <table:table-cell table:style-name="Таблица1.D2" office:value-type="float" office:value="3">
              <text:p text:style-name="P7">3</text:p>
            </table:table-cell>
            <table:table-cell table:style-name="Таблица1.D2" office:value-type="float" office:value="4">
              <text:p text:style-name="P7">4</text:p>
            </table:table-cell>
            <table:table-cell table:style-name="Таблица1.D2" office:value-type="float" office:value="5">
              <text:p text:style-name="P7">5</text:p>
            </table:table-cell>
            <table:table-cell table:style-name="Таблица1.D2" office:value-type="float" office:value="6">
              <text:p text:style-name="P7">6</text:p>
            </table:table-cell>
            <table:table-cell table:style-name="Таблица1.D2" office:value-type="float" office:value="7">
              <text:p text:style-name="P7">7</text:p>
            </table:table-cell>
            <table:table-cell table:style-name="Таблица1.a2" office:value-type="float" office:value="8">
              <text:p text:style-name="P7">8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9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9"><text:span text:style-name="T24">do text for drug in prescription['drugs']</text:span></text:p></office:annotation></text:span><text:change-start text:change-id="ct261204688"/><text:span text:style-name="T4">getData('name', drug)</text:span><text:change-end text:change-id="ct261204688"/><text:span text:style-name="T4"> </text:span><text:change-start text:change-id="ct261128512"/><text:span text:style-name="T4">getData('dosageValue', drug)</text:span><text:change-end text:change-id="ct261128512"/><text:span text:style-name="T4"> (</text:span><text:change-start text:change-id="ct43975280"/><text:span text:style-name="T4">getData('dose', drug)</text:span><text:change-end text:change-id="ct43975280"/><text:span text:style-name="T4"> </text:span><text:change-start text:change-id="ct333519344"/><text:span text:style-name="T4">getData('</text:span><text:span text:style-name="T23">unitNa me </text:span></text:p>
              <text:p text:style-name="Table_20_Contents"><text:span text:style-name="T4">', drug)</text:span><text:change-end text:change-id="ct333519344"/><text:span text:style-name="T4">)</text:span><text:change-start text:change-id="ct44842624"/><text:span text:style-name="T4"> <text:s/>getData('prescriptionNote')</text:span><text:change-end text:change-id="ct44842624"/></text:p>
            </table:table-cell>
            <table:table-cell table:style-name="Таблица1.A2" office:value-type="string">
              <text:p text:style-name="Table_20_Contents"><text:change-start text:change-id="ct333959824"/>getData('<text:span text:style-name="T22">v</text:span>oa',prescription)<text:change-end text:change-id="ct333959824"/></text:p>
            </table:table-cell>
            <table:table-cell table:style-name="Таблица1.A2" office:value-type="string">
              <text:p text:style-name="Table_20_Contents"><text:change-start text:change-id="ct333959920"/>getData('note', prescription)<text:change-end text:change-id="ct333959920"/></text:p>
            </table:table-cell>
            <table:table-cell table:style-name="Таблица1.A2" office:value-type="string">
              <text:p text:style-name="P5"><text:change-start text:change-id="ct593838608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593838608"/></text:p>
            </table:table-cell>
            <table:table-cell table:style-name="Таблица1.A2" office:value-type="string">
              <text:p text:style-name="P5"><text:change-start text:change-id="ct593838960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593838960"/></text:p>
            </table:table-cell>
            <table:table-cell table:style-name="Таблица1.A2" office:value-type="string">
              <text:p text:style-name="P5"><text:change-start text:change-id="ct333939328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333939328"/></text:p>
            </table:table-cell>
            <table:table-cell table:style-name="Таблица1.A2" office:value-type="string">
              <text:p text:style-name="P5"><text:change-start text:change-id="ct261204048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261204048"/></text:p>
            </table:table-cell>
            <table:table-cell table:style-name="Таблица1.A2" office:value-type="string">
              <text:p text:style-name="P5"><text:change-start text:change-id="ct44803408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44803408"/></text:p>
            </table:table-cell>
            <table:table-cell table:style-name="Таблица1.A2" office:value-type="string">
              <text:p text:style-name="P5"><text:change-start text:change-id="ct42446352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42446352"/></text:p>
            </table:table-cell>
            <table:table-cell table:style-name="Таблица1.A2" office:value-type="string">
              <text:p text:style-name="P5"><text:change-start text:change-id="ct44070880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44070880"/></text:p>
            </table:table-cell>
            <table:table-cell table:style-name="Таблица1.A2" office:value-type="string">
              <text:p text:style-name="P5"><text:change-start text:change-id="ct44082352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44082352"/></text:p>
            </table:table-cell>
            <table:table-cell table:style-name="Таблица1.A2" office:value-type="string">
              <text:p text:style-name="P5"><text:change-start text:change-id="ct333939520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333939520"/></text:p>
            </table:table-cell>
            <table:table-cell table:style-name="Таблица1.A2" office:value-type="string">
              <text:p text:style-name="P5"><text:change-start text:change-id="ct333705072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333705072"/></text:p>
            </table:table-cell>
            <table:table-cell table:style-name="Таблица1.A2" office:value-type="string">
              <text:p text:style-name="P5"><text:change-start text:change-id="ct333793296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333793296"/></text:p>
            </table:table-cell>
            <table:table-cell table:style-name="Таблица1.A2" office:value-type="string">
              <text:p text:style-name="P5"><text:change-start text:change-id="ct333793904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333793904"/></text:p>
            </table:table-cell>
            <table:table-cell table:style-name="Таблица1.A2" office:value-type="string">
              <text:p text:style-name="P5"><text:change-start text:change-id="ct42221536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42221536"/></text:p>
            </table:table-cell>
            <table:table-cell table:style-name="Таблица1.A2" office:value-type="string">
              <text:p text:style-name="P5"><text:change-start text:change-id="ct44718400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44718400"/></text:p>
            </table:table-cell>
            <table:table-cell table:style-name="Таблица1.A2" office:value-type="string">
              <text:p text:style-name="P5"><text:change-start text:change-id="ct45015552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45015552"/></text:p>
            </table:table-cell>
            <table:table-cell table:style-name="Таблица1.A2" office:value-type="string">
              <text:p text:style-name="P5"><text:change-start text:change-id="ct44647696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44647696"/></text:p>
            </table:table-cell>
            <table:table-cell table:style-name="Таблица1.A2" office:value-type="string">
              <text:p text:style-name="P5"><text:change-start text:change-id="ct333704912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333704912"/></text:p>
            </table:table-cell>
            <table:table-cell table:style-name="Таблица1.A2" office:value-type="string">
              <text:p text:style-name="P5"><text:change-start text:change-id="ct333701728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333701728"/></text:p>
            </table:table-cell>
            <table:table-cell table:style-name="Таблица1.A2" office:value-type="string">
              <text:p text:style-name="P5"><text:change-start text:change-id="ct261108880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261108880"/></text:p>
            </table:table-cell>
            <table:table-cell table:style-name="Таблица1.A2" office:value-type="string">
              <text:p text:style-name="P5"><text:change-start text:change-id="ct261128096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261128096"/></text:p>
            </table:table-cell>
            <table:table-cell table:style-name="Таблица1.A2" office:value-type="string">
              <text:p text:style-name="P5"><text:change-start text:change-id="ct333701984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333701984"/></text:p>
            </table:table-cell>
            <table:table-cell table:style-name="Таблица1.A2" office:value-type="string">
              <text:p text:style-name="P5"><text:change-start text:change-id="ct261108432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261108432"/></text:p>
            </table:table-cell>
            <table:table-cell table:style-name="Таблица1.A2" office:value-type="string">
              <text:p text:style-name="P5"><text:change-start text:change-id="ct333794320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333794320"/></text:p>
            </table:table-cell>
            <table:table-cell table:style-name="Таблица1.a3" office:value-type="string">
              <text:p text:style-name="P5"><text:change-start text:change-id="ct333794992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333794992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5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5-03-25T13:24:59</dc:date>
    <meta:editing-duration>PT58H48M49S</meta:editing-duration>
    <meta:editing-cycles>162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7" meta:character-count="1934"/>
    <meta:user-defined meta:name="Info 2"/>
    <meta:user-defined meta:name="Info 3"/>
    <meta:user-defined meta:name="Info 4"/>
    <meta:user-defined meta:name="anonimus"/>
  </office:meta>
</office:document-meta>
</file>